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ronograma" style:family="table">
      <style:table-properties style:width="17cm" table:align="margins"/>
    </style:style>
    <style:style style:name="Cronograma.A" style:family="table-column">
      <style:table-column-properties style:column-width="8.5cm" style:rel-column-width="32767*"/>
    </style:style>
    <style:style style:name="Cronograma.A1" style:family="table-cell">
      <style:table-cell-properties fo:padding="0.097cm" fo:border-left="0.05pt solid #000000" fo:border-right="none" fo:border-top="0.05pt solid #000000" fo:border-bottom="0.05pt solid #000000"/>
    </style:style>
    <style:style style:name="Cronograma.B1" style:family="table-cell">
      <style:table-cell-properties fo:padding="0.097cm" fo:border="0.05pt solid #000000"/>
    </style:style>
    <style:style style:name="Cronograma.A2" style:family="table-cell">
      <style:table-cell-properties fo:padding="0.097cm" fo:border-left="0.05pt solid #000000" fo:border-right="none" fo:border-top="none" fo:border-bottom="0.05pt solid #000000"/>
    </style:style>
    <style:style style:name="Cronogram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010622" officeooo:paragraph-rsid="00010622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0622" officeooo:paragraph-rsid="0001062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010622" officeooo:paragraph-rsid="0001062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010622" officeooo:paragraph-rsid="00010622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010622" officeooo:paragraph-rsid="00010622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10622" officeooo:paragraph-rsid="0001062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10622" officeooo:paragraph-rsid="00010622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29909" officeooo:paragraph-rsid="00029909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03d831" officeooo:paragraph-rsid="0003d831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03d831" officeooo:paragraph-rsid="0003d831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04193a" officeooo:paragraph-rsid="0004193a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officeooo:rsid="0003d831" officeooo:paragraph-rsid="0003d831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T1" style:family="text">
      <style:text-properties officeooo:rsid="00029909"/>
    </style:style>
    <style:style style:name="T2" style:family="text">
      <style:text-properties officeooo:rsid="0003d831"/>
    </style:style>
    <style:style style:name="T3" style:family="text">
      <style:text-properties officeooo:rsid="00041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1 da disciplina de Entretenimento Digital</text:p>
      <text:p text:style-name="P3">Leonardo do Nascimento Porto</text:p>
      <text:p text:style-name="P3">19/10/2018</text:p>
      <text:p text:style-name="P1"/>
      <text:p text:style-name="P1"/>
      <text:p text:style-name="P4">Pac-Man</text:p>
      <text:p text:style-name="P4"/>
      <text:p text:style-name="P4"/>
      <text:list xml:id="list2378015682" text:style-name="L1">
        <text:list-item>
          <text:p text:style-name="P5">Introdução</text:p>
          <text:p text:style-name="P6">Pac-Man é um jogo do gênero labirinto cujo objetivo é bastante simples: Guiar o Pac-Man pelo labirinto, enquanto coleta as bolas, pastilhas e frutas, e desvia dos fantasmas, seus inimigos. Ao coletar todas as bolas, o jogador completa a fase.</text:p>
          <text:p text:style-name="P6"/>
        </text:list-item>
        <text:list-item>
          <text:p text:style-name="P5">Características</text:p>
          <text:list>
            <text:list-item>
              <text:p text:style-name="P5">Descrição</text:p>
              <text:p text:style-name="P6">A mecânica do jogo funciona da seguinte forma: O jogador inicia a fase controlando o Pac-Man, com três vidas, e existem várias bolas, pastilhas e frutas espalhadas pelo mapa. As bolas e frutas dão pontos ao jogador, sendo que as frutas dão o dobro de pontos. Ao mesmo tempo que precisa coletar estes itens, o jogador precisa lidar com os fantasmas, os inimigos. Eles iniciam presos na prisão, e quando libertados, perseguem o jogador. Se o jogador for tocado por um deles, perde uma vida. Ao perder todas as vidas, ocorre o Game Over, e a fase precisa ser reiniciada. Quando o jogador coleta uma pastilha especial, os fantasmas ficam vulneráveis, e assim, o jogador pode eliminá-los os “comendo”, da mesma forma que come os outros itens, <text:span text:style-name="T1">o que também dá pontos ao jogador. Quanto mais bolas o jogador tiver coletado, mais rápidos ficam os fantasmas.</text:span> Mas os fantasmas não continuam mortos, eles continuam sempre renascendo na mesma prisão de onde vieram. Após completar a fase, o labirinto muda, ficando cada vez mais difícil de completar.</text:p>
            </text:list-item>
            <text:list-item>
              <text:p text:style-name="P5">Controles</text:p>
              <text:p text:style-name="P7">Os jogo possui apenas cinco teclas que precisam ser utilizadas durante cada fase: A seta para cima, que faz com que o jogador se mova para cima, a seta para baixo, que faz com que o jogador se mova para baixo, a seta para a esquerda, que faz com que o jogador se mova para a esquerda, a seta para a direta, que faz com que o jogador se mova para a direita, a tecla P, que faz com que o jogo seja pausado, e a tecla Enter, que é utilizada dependendo do contexto. Por exemplo, quando o jogo é inicializado, é necessário que o jogador pressione Enter para começar a fase, assim como quando o jogo é pausado, que a mesma tecla é utilizada para voltar ao jogo, quando ocorre Game Over, para reiniciar a fase, e no final de cada fase, para continuar jogando na próxima fase.</text:p>
            </text:list-item>
            <text:list-item>
              <text:p text:style-name="P5">Gameplay</text:p>
              <text:p text:style-name="P7">O jogador é capaz de se mover verticalmente e horizontalmente pelo mapa, não podendo atravessar nenhum tipo de parede ou obstáculo, e também é capaz de coletar os itens espalhados pelo mapa, assim como eliminar os inimigos, quando as condições forem atendidas.</text:p>
            </text:list-item>
          </text:list>
        </text:list-item>
        <text:list-item>
          <text:p text:style-name="P5">Requisitos de arte e áudio</text:p>
          <text:p text:style-name="P8">Para as sprites do próprio Pac-Man, foram utilizadas artes criadas pelo usuário vilbeyli do GitHub, encontradas no seguinte endereço: <text:a xlink:type="simple" xlink:href="https://github.com/vilbeyli/Pacman/tree/master/Assets/Scripts" text:style-name="Internet_20_link" text:visited-style-name="Visited_20_Internet_20_Link">https://github.com/vilbeyli/Pacman/tree/master/Assets/Scripts</text:a>. Para a criação do <text:soft-page-break/>mapa, foram utilizados tiles criados pelo usuário stemkoski do site Scirra, encontrados no seguinte endereço: <text:a xlink:type="simple" xlink:href="https://www.scirra.com/tutorials/308/cloning-the-classics-pacman/page-1" text:style-name="Internet_20_link" text:visited-style-name="Visited_20_Internet_20_Link">https://www.scirra.com/tutorials/308/cloning-the-classics-pacman/page-1</text:a>. <text:span text:style-name="T2">Também serão utilizados áudios para as músicas de fundo, e efeitos sonoros para as ações de coletar itens, comer fantasmas, ser morto, e completar a fase.</text:span></text:p>
        </text:list-item>
        <text:list-item>
          <text:p text:style-name="P5">Cronograma aproximado</text:p>
        </text:list-item>
      </text:list>
      <table:table table:name="Cronograma" table:style-name="Cronograma">
        <table:table-column table:style-name="Cronograma.A" table:number-columns-repeated="2"/>
        <table:table-row>
          <table:table-cell table:style-name="Cronograma.A1" office:value-type="string">
            <text:p text:style-name="P12">Atividades</text:p>
          </table:table-cell>
          <table:table-cell table:style-name="Cronograma.B1" office:value-type="string">
            <text:p text:style-name="P12">Semana</text:p>
          </table:table-cell>
        </table:table-row>
        <table:table-row>
          <table:table-cell table:style-name="Cronograma.A2" office:value-type="string">
            <text:p text:style-name="P9">Criar mapa, sprites e animação do personagem</text:p>
          </table:table-cell>
          <table:table-cell table:style-name="Cronograma.B2" office:value-type="string">
            <text:p text:style-name="P10">01/10/2018 à 07/10/2018</text:p>
          </table:table-cell>
        </table:table-row>
        <table:table-row>
          <table:table-cell table:style-name="Cronograma.A2" office:value-type="string">
            <text:p text:style-name="P13"><text:span text:style-name="T3">Ajustar colisão do personagem com o labirinto</text:span>, <text:span text:style-name="T3">adicionar bolas no labirinto, implementar c</text:span>olis<text:span text:style-name="T3">ã</text:span>o com <text:span text:style-name="T3">a</text:span>s <text:span text:style-name="T3">bolas</text:span>, <text:span text:style-name="T3">e mostrar a pontuação na tela</text:span></text:p>
          </table:table-cell>
          <table:table-cell table:style-name="Cronograma.B2" office:value-type="string">
            <text:p text:style-name="P10">08/10/2018 à 14/10/2018</text:p>
          </table:table-cell>
        </table:table-row>
        <table:table-row>
          <table:table-cell table:style-name="Cronograma.A2" office:value-type="string">
            <text:p text:style-name="P11">Ajustar distribuição das bolas pelo labirinto, implementar fim do jogo, tela de menu e tela de pause</text:p>
          </table:table-cell>
          <table:table-cell table:style-name="Cronograma.B2" office:value-type="string">
            <text:p text:style-name="P10">15/10/2018 à 19/10/2018</text:p>
          </table:table-cell>
        </table:table-row>
      </table:table>
      <text:list xml:id="list222052153264950" text:continue-numbering="true" text:style-name="L1">
        <text:list-header>
          <text:p text:style-name="P7"/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29:44.319000000</meta:creation-date>
    <dc:date>2018-10-19T22:06:32.605000000</dc:date>
    <meta:editing-duration>PT4M6S</meta:editing-duration>
    <meta:editing-cycles>1</meta:editing-cycles>
    <meta:generator>LibreOffice/6.0.4.2$Windows_X86_64 LibreOffice_project/9b0d9b32d5dcda91d2f1a96dc04c645c450872bf</meta:generator>
    <meta:document-statistic meta:table-count="1" meta:image-count="0" meta:object-count="0" meta:page-count="2" meta:paragraph-count="24" meta:word-count="562" meta:character-count="3436" meta:non-whitespace-character-count="2905"/>
  </office:meta>
</office:document-meta>
</file>